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n jest moim życiem,</text:span><text:span text:style-name="T1"><text:line-break/></text:span><text:span text:style-name="T1">On jest moją siłą,</text:span><text:span text:style-name="T1"><text:line-break/></text:span><text:span text:style-name="T1">On jest mą nadzieją,</text:span><text:span text:style-name="T1"><text:line-break/></text:span><text:span text:style-name="T1">Jezus mój Pan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Wielbić Cię chcę </text:span><text:span text:style-name="T1">życiem mym,</text:span><text:span text:style-name="T1"><text:line-break/></text:span><text:span text:style-name="T1">alleluja</text:span><text:span text:style-name="T1"><text:line-break/></text:span><text:span text:style-name="T1">Wielbić Cię chcę </text:span><text:span text:style-name="T1">pieśnią mą.</text:span><text:span text:style-name="T1"><text:line-break/></text:span><text:span text:style-name="T1">Ze wszystkich mych sił</text:span><text:span text:style-name="T1"><text:line-break/></text:span><text:span text:style-name="T1">uwielbiać Cię chcę,</text:span><text:span text:style-name="T1"><text:line-break/></text:span><text:span text:style-name="T1">moja nadzieja to 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29:57</meta:creation-date>
    <dc:creator>Rafał Talacha</dc:creator>
    <dc:date>2009-01-27T10:45:40</dc:date>
    <dc:language>pl-PL</dc:language>
    <meta:editing-cycles>5</meta:editing-cycles>
    <meta:editing-duration>PT1M3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